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IN([.$A1]/256*PI())" office:value-type="float" office:value="0" calcext:value-type="float">
            <text:p>0</text:p>
          </table:table-cell>
          <table:table-cell table:formula="of:=ROUND([.$B1]*3276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$A2]/256*PI())" office:value-type="float" office:value="0.0122715382857199" calcext:value-type="float">
            <text:p>0,0122715382857199</text:p>
          </table:table-cell>
          <table:table-cell table:formula="of:=ROUND([.$B2]*32767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$A3]/256*PI())" office:value-type="float" office:value="0.0245412285229123" calcext:value-type="float">
            <text:p>0,0245412285229123</text:p>
          </table:table-cell>
          <table:table-cell table:formula="of:=ROUND([.$B3]*32767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$A4]/256*PI())" office:value-type="float" office:value="0.0368072229413588" calcext:value-type="float">
            <text:p>0,0368072229413588</text:p>
          </table:table-cell>
          <table:table-cell table:formula="of:=ROUND([.$B4]*32767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$A5]/256*PI())" office:value-type="float" office:value="0.049067674327418" calcext:value-type="float">
            <text:p>0,049067674327418</text:p>
          </table:table-cell>
          <table:table-cell table:formula="of:=ROUND([.$B5]*32767)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$A6]/256*PI())" office:value-type="float" office:value="0.0613207363022086" calcext:value-type="float">
            <text:p>0,0613207363022086</text:p>
          </table:table-cell>
          <table:table-cell table:formula="of:=ROUND([.$B6]*32767)"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$A7]/256*PI())" office:value-type="float" office:value="0.0735645635996674" calcext:value-type="float">
            <text:p>0,0735645635996674</text:p>
          </table:table-cell>
          <table:table-cell table:formula="of:=ROUND([.$B7]*32767)"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$A8]/256*PI())" office:value-type="float" office:value="0.0857973123444399" calcext:value-type="float">
            <text:p>0,0857973123444399</text:p>
          </table:table-cell>
          <table:table-cell table:formula="of:=ROUND([.$B8]*32767)"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$A9]/256*PI())" office:value-type="float" office:value="0.0980171403295606" calcext:value-type="float">
            <text:p>0,0980171403295606</text:p>
          </table:table-cell>
          <table:table-cell table:formula="of:=ROUND([.$B9]*32767)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$A10]/256*PI())" office:value-type="float" office:value="0.110222207293883" calcext:value-type="float">
            <text:p>0,110222207293883</text:p>
          </table:table-cell>
          <table:table-cell table:formula="of:=ROUND([.$B10]*32767)"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$A11]/256*PI())" office:value-type="float" office:value="0.122410675199216" calcext:value-type="float">
            <text:p>0,122410675199216</text:p>
          </table:table-cell>
          <table:table-cell table:formula="of:=ROUND([.$B11]*32767)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$A12]/256*PI())" office:value-type="float" office:value="0.134580708507126" calcext:value-type="float">
            <text:p>0,134580708507126</text:p>
          </table:table-cell>
          <table:table-cell table:formula="of:=ROUND([.$B12]*32767)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$A13]/256*PI())" office:value-type="float" office:value="0.146730474455362" calcext:value-type="float">
            <text:p>0,146730474455362</text:p>
          </table:table-cell>
          <table:table-cell table:formula="of:=ROUND([.$B13]*32767)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$A14]/256*PI())" office:value-type="float" office:value="0.158858143333861" calcext:value-type="float">
            <text:p>0,158858143333861</text:p>
          </table:table-cell>
          <table:table-cell table:formula="of:=ROUND([.$B14]*32767)"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$A15]/256*PI())" office:value-type="float" office:value="0.170961888760301" calcext:value-type="float">
            <text:p>0,170961888760301</text:p>
          </table:table-cell>
          <table:table-cell table:formula="of:=ROUND([.$B15]*32767)"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$A16]/256*PI())" office:value-type="float" office:value="0.183039887955141" calcext:value-type="float">
            <text:p>0,183039887955141</text:p>
          </table:table-cell>
          <table:table-cell table:formula="of:=ROUND([.$B16]*32767)"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$A17]/256*PI())" office:value-type="float" office:value="0.195090322016128" calcext:value-type="float">
            <text:p>0,195090322016128</text:p>
          </table:table-cell>
          <table:table-cell table:formula="of:=ROUND([.$B17]*32767)"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$A18]/256*PI())" office:value-type="float" office:value="0.207111376192219" calcext:value-type="float">
            <text:p>0,207111376192219</text:p>
          </table:table-cell>
          <table:table-cell table:formula="of:=ROUND([.$B18]*32767)"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$A19]/256*PI())" office:value-type="float" office:value="0.21910124015687" calcext:value-type="float">
            <text:p>0,21910124015687</text:p>
          </table:table-cell>
          <table:table-cell table:formula="of:=ROUND([.$B19]*32767)"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$A20]/256*PI())" office:value-type="float" office:value="0.231058108280671" calcext:value-type="float">
            <text:p>0,231058108280671</text:p>
          </table:table-cell>
          <table:table-cell table:formula="of:=ROUND([.$B20]*32767)"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$A21]/256*PI())" office:value-type="float" office:value="0.242980179903264" calcext:value-type="float">
            <text:p>0,242980179903264</text:p>
          </table:table-cell>
          <table:table-cell table:formula="of:=ROUND([.$B21]*32767)"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$A22]/256*PI())" office:value-type="float" office:value="0.254865659604515" calcext:value-type="float">
            <text:p>0,254865659604515</text:p>
          </table:table-cell>
          <table:table-cell table:formula="of:=ROUND([.$B22]*32767)"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$A23]/256*PI())" office:value-type="float" office:value="0.266712757474898" calcext:value-type="float">
            <text:p>0,266712757474898</text:p>
          </table:table-cell>
          <table:table-cell table:formula="of:=ROUND([.$B23]*32767)"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$A24]/256*PI())" office:value-type="float" office:value="0.278519689385053" calcext:value-type="float">
            <text:p>0,278519689385053</text:p>
          </table:table-cell>
          <table:table-cell table:formula="of:=ROUND([.$B24]*32767)" office:value-type="float" office:value="9126" calcext:value-type="float">
            <text:p>91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$A25]/256*PI())" office:value-type="float" office:value="0.290284677254462" calcext:value-type="float">
            <text:p>0,290284677254462</text:p>
          </table:table-cell>
          <table:table-cell table:formula="of:=ROUND([.$B25]*32767)"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$A26]/256*PI())" office:value-type="float" office:value="0.302005949319228" calcext:value-type="float">
            <text:p>0,302005949319228</text:p>
          </table:table-cell>
          <table:table-cell table:formula="of:=ROUND([.$B26]*32767)"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$A27]/256*PI())" office:value-type="float" office:value="0.313681740398892" calcext:value-type="float">
            <text:p>0,313681740398892</text:p>
          </table:table-cell>
          <table:table-cell table:formula="of:=ROUND([.$B27]*32767)"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$A28]/256*PI())" office:value-type="float" office:value="0.325310292162263" calcext:value-type="float">
            <text:p>0,325310292162263</text:p>
          </table:table-cell>
          <table:table-cell table:formula="of:=ROUND([.$B28]*32767)" office:value-type="float" office:value="10659" calcext:value-type="float">
            <text:p>10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$A29]/256*PI())" office:value-type="float" office:value="0.33688985339222" calcext:value-type="float">
            <text:p>0,33688985339222</text:p>
          </table:table-cell>
          <table:table-cell table:formula="of:=ROUND([.$B29]*32767)" office:value-type="float" office:value="11039" calcext:value-type="float">
            <text:p>110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$A30]/256*PI())" office:value-type="float" office:value="0.348418680249435" calcext:value-type="float">
            <text:p>0,348418680249435</text:p>
          </table:table-cell>
          <table:table-cell table:formula="of:=ROUND([.$B30]*32767)"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$A31]/256*PI())" office:value-type="float" office:value="0.359895036534988" calcext:value-type="float">
            <text:p>0,359895036534988</text:p>
          </table:table-cell>
          <table:table-cell table:formula="of:=ROUND([.$B31]*32767)" office:value-type="float" office:value="11793" calcext:value-type="float">
            <text:p>117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[.$A32]/256*PI())" office:value-type="float" office:value="0.371317193951838" calcext:value-type="float">
            <text:p>0,371317193951838</text:p>
          </table:table-cell>
          <table:table-cell table:formula="of:=ROUND([.$B32]*32767)" office:value-type="float" office:value="12167" calcext:value-type="float">
            <text:p>12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[.$A33]/256*PI())" office:value-type="float" office:value="0.38268343236509" calcext:value-type="float">
            <text:p>0,38268343236509</text:p>
          </table:table-cell>
          <table:table-cell table:formula="of:=ROUND([.$B33]*32767)"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[.$A34]/256*PI())" office:value-type="float" office:value="0.393992040061048" calcext:value-type="float">
            <text:p>0,393992040061048</text:p>
          </table:table-cell>
          <table:table-cell table:formula="of:=ROUND([.$B34]*32767)" office:value-type="float" office:value="12910" calcext:value-type="float">
            <text:p>129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[.$A35]/256*PI())" office:value-type="float" office:value="0.40524131400499" calcext:value-type="float">
            <text:p>0,40524131400499</text:p>
          </table:table-cell>
          <table:table-cell table:formula="of:=ROUND([.$B35]*32767)" office:value-type="float" office:value="13279" calcext:value-type="float">
            <text:p>132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[.$A36]/256*PI())" office:value-type="float" office:value="0.416429560097637" calcext:value-type="float">
            <text:p>0,416429560097637</text:p>
          </table:table-cell>
          <table:table-cell table:formula="of:=ROUND([.$B36]*32767)" office:value-type="float" office:value="13645" calcext:value-type="float">
            <text:p>136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[.$A37]/256*PI())" office:value-type="float" office:value="0.427555093430282" calcext:value-type="float">
            <text:p>0,427555093430282</text:p>
          </table:table-cell>
          <table:table-cell table:formula="of:=ROUND([.$B37]*32767)" office:value-type="float" office:value="14010" calcext:value-type="float">
            <text:p>140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[.$A38]/256*PI())" office:value-type="float" office:value="0.438616238538528" calcext:value-type="float">
            <text:p>0,438616238538528</text:p>
          </table:table-cell>
          <table:table-cell table:formula="of:=ROUND([.$B38]*32767)" office:value-type="float" office:value="14372" calcext:value-type="float">
            <text:p>143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[.$A39]/256*PI())" office:value-type="float" office:value="0.449611329654607" calcext:value-type="float">
            <text:p>0,449611329654607</text:p>
          </table:table-cell>
          <table:table-cell table:formula="of:=ROUND([.$B39]*32767)" office:value-type="float" office:value="14732" calcext:value-type="float">
            <text:p>147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[.$A40]/256*PI())" office:value-type="float" office:value="0.46053871095824" calcext:value-type="float">
            <text:p>0,46053871095824</text:p>
          </table:table-cell>
          <table:table-cell table:formula="of:=ROUND([.$B40]*32767)"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[.$A41]/256*PI())" office:value-type="float" office:value="0.471396736825998" calcext:value-type="float">
            <text:p>0,471396736825998</text:p>
          </table:table-cell>
          <table:table-cell table:formula="of:=ROUND([.$B41]*32767)" office:value-type="float" office:value="15446" calcext:value-type="float">
            <text:p>154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[.$A42]/256*PI())" office:value-type="float" office:value="0.482183772079123" calcext:value-type="float">
            <text:p>0,482183772079123</text:p>
          </table:table-cell>
          <table:table-cell table:formula="of:=ROUND([.$B42]*32767)"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[.$A43]/256*PI())" office:value-type="float" office:value="0.492898192229784" calcext:value-type="float">
            <text:p>0,492898192229784</text:p>
          </table:table-cell>
          <table:table-cell table:formula="of:=ROUND([.$B43]*32767)" office:value-type="float" office:value="16151" calcext:value-type="float">
            <text:p>161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[.$A44]/256*PI())" office:value-type="float" office:value="0.503538383725718" calcext:value-type="float">
            <text:p>0,503538383725718</text:p>
          </table:table-cell>
          <table:table-cell table:formula="of:=ROUND([.$B44]*32767)" office:value-type="float" office:value="16499" calcext:value-type="float">
            <text:p>164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[.$A45]/256*PI())" office:value-type="float" office:value="0.514102744193222" calcext:value-type="float">
            <text:p>0,514102744193222</text:p>
          </table:table-cell>
          <table:table-cell table:formula="of:=ROUND([.$B45]*32767)" office:value-type="float" office:value="16846" calcext:value-type="float">
            <text:p>168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[.$A46]/256*PI())" office:value-type="float" office:value="0.524589682678469" calcext:value-type="float">
            <text:p>0,524589682678469</text:p>
          </table:table-cell>
          <table:table-cell table:formula="of:=ROUND([.$B46]*32767)" office:value-type="float" office:value="17189" calcext:value-type="float">
            <text:p>17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[.$A47]/256*PI())" office:value-type="float" office:value="0.534997619887097" calcext:value-type="float">
            <text:p>0,534997619887097</text:p>
          </table:table-cell>
          <table:table-cell table:formula="of:=ROUND([.$B47]*32767)" office:value-type="float" office:value="17530" calcext:value-type="float">
            <text:p>175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[.$A48]/256*PI())" office:value-type="float" office:value="0.545324988422047" calcext:value-type="float">
            <text:p>0,545324988422047</text:p>
          </table:table-cell>
          <table:table-cell table:formula="of:=ROUND([.$B48]*32767)" office:value-type="float" office:value="17869" calcext:value-type="float">
            <text:p>178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[.$A49]/256*PI())" office:value-type="float" office:value="0.555570233019602" calcext:value-type="float">
            <text:p>0,555570233019602</text:p>
          </table:table-cell>
          <table:table-cell table:formula="of:=ROUND([.$B49]*32767)" office:value-type="float" office:value="18204" calcext:value-type="float">
            <text:p>182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[.$A50]/256*PI())" office:value-type="float" office:value="0.565731810783613" calcext:value-type="float">
            <text:p>0,565731810783613</text:p>
          </table:table-cell>
          <table:table-cell table:formula="of:=ROUND([.$B50]*32767)" office:value-type="float" office:value="18537" calcext:value-type="float">
            <text:p>18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[.$A51]/256*PI())" office:value-type="float" office:value="0.575808191417845" calcext:value-type="float">
            <text:p>0,575808191417845</text:p>
          </table:table-cell>
          <table:table-cell table:formula="of:=ROUND([.$B51]*32767)"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[.$A52]/256*PI())" office:value-type="float" office:value="0.585797857456439" calcext:value-type="float">
            <text:p>0,585797857456439</text:p>
          </table:table-cell>
          <table:table-cell table:formula="of:=ROUND([.$B52]*32767)" office:value-type="float" office:value="19195" calcext:value-type="float">
            <text:p>191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[.$A53]/256*PI())" office:value-type="float" office:value="0.595699304492433" calcext:value-type="float">
            <text:p>0,595699304492433</text:p>
          </table:table-cell>
          <table:table-cell table:formula="of:=ROUND([.$B53]*32767)" office:value-type="float" office:value="19519" calcext:value-type="float">
            <text:p>195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[.$A54]/256*PI())" office:value-type="float" office:value="0.605511041404326" calcext:value-type="float">
            <text:p>0,605511041404326</text:p>
          </table:table-cell>
          <table:table-cell table:formula="of:=ROUND([.$B54]*32767)" office:value-type="float" office:value="19841" calcext:value-type="float">
            <text:p>1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[.$A55]/256*PI())" office:value-type="float" office:value="0.615231590580627" calcext:value-type="float">
            <text:p>0,615231590580627</text:p>
          </table:table-cell>
          <table:table-cell table:formula="of:=ROUND([.$B55]*32767)" office:value-type="float" office:value="20159" calcext:value-type="float">
            <text:p>201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[.$A56]/256*PI())" office:value-type="float" office:value="0.624859488142386" calcext:value-type="float">
            <text:p>0,624859488142386</text:p>
          </table:table-cell>
          <table:table-cell table:formula="of:=ROUND([.$B56]*32767)" office:value-type="float" office:value="20475" calcext:value-type="float">
            <text:p>204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[.$A57]/256*PI())" office:value-type="float" office:value="0.634393284163646" calcext:value-type="float">
            <text:p>0,634393284163646</text:p>
          </table:table-cell>
          <table:table-cell table:formula="of:=ROUND([.$B57]*32767)" office:value-type="float" office:value="20787" calcext:value-type="float">
            <text:p>207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[.$A58]/256*PI())" office:value-type="float" office:value="0.643831542889791" calcext:value-type="float">
            <text:p>0,643831542889791</text:p>
          </table:table-cell>
          <table:table-cell table:formula="of:=ROUND([.$B58]*32767)"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[.$A59]/256*PI())" office:value-type="float" office:value="0.653172842953777" calcext:value-type="float">
            <text:p>0,653172842953777</text:p>
          </table:table-cell>
          <table:table-cell table:formula="of:=ROUND([.$B59]*32767)" office:value-type="float" office:value="21403" calcext:value-type="float">
            <text:p>214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[.$A60]/256*PI())" office:value-type="float" office:value="0.662415777590172" calcext:value-type="float">
            <text:p>0,662415777590172</text:p>
          </table:table-cell>
          <table:table-cell table:formula="of:=ROUND([.$B60]*32767)"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[.$A61]/256*PI())" office:value-type="float" office:value="0.671558954847018" calcext:value-type="float">
            <text:p>0,671558954847018</text:p>
          </table:table-cell>
          <table:table-cell table:formula="of:=ROUND([.$B61]*32767)" office:value-type="float" office:value="22005" calcext:value-type="float">
            <text:p>220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[.$A62]/256*PI())" office:value-type="float" office:value="0.680600997795453" calcext:value-type="float">
            <text:p>0,680600997795453</text:p>
          </table:table-cell>
          <table:table-cell table:formula="of:=ROUND([.$B62]*32767)" office:value-type="float" office:value="22301" calcext:value-type="float">
            <text:p>223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[.$A63]/256*PI())" office:value-type="float" office:value="0.689540544737067" calcext:value-type="float">
            <text:p>0,689540544737067</text:p>
          </table:table-cell>
          <table:table-cell table:formula="of:=ROUND([.$B63]*32767)" office:value-type="float" office:value="22594" calcext:value-type="float">
            <text:p>225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[.$A64]/256*PI())" office:value-type="float" office:value="0.698376249408973" calcext:value-type="float">
            <text:p>0,698376249408973</text:p>
          </table:table-cell>
          <table:table-cell table:formula="of:=ROUND([.$B64]*32767)" office:value-type="float" office:value="22884" calcext:value-type="float">
            <text:p>22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[.$A65]/256*PI())" office:value-type="float" office:value="0.707106781186548" calcext:value-type="float">
            <text:p>0,707106781186548</text:p>
          </table:table-cell>
          <table:table-cell table:formula="of:=ROUND([.$B65]*32767)" office:value-type="float" office:value="23170" calcext:value-type="float">
            <text:p>231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[.$A66]/256*PI())" office:value-type="float" office:value="0.715730825283819" calcext:value-type="float">
            <text:p>0,715730825283819</text:p>
          </table:table-cell>
          <table:table-cell table:formula="of:=ROUND([.$B66]*32767)" office:value-type="float" office:value="23452" calcext:value-type="float">
            <text:p>234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[.$A67]/256*PI())" office:value-type="float" office:value="0.724247082951467" calcext:value-type="float">
            <text:p>0,724247082951467</text:p>
          </table:table-cell>
          <table:table-cell table:formula="of:=ROUND([.$B67]*32767)" office:value-type="float" office:value="23731" calcext:value-type="float">
            <text:p>237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[.$A68]/256*PI())" office:value-type="float" office:value="0.732654271672413" calcext:value-type="float">
            <text:p>0,732654271672413</text:p>
          </table:table-cell>
          <table:table-cell table:formula="of:=ROUND([.$B68]*32767)" office:value-type="float" office:value="24007" calcext:value-type="float">
            <text:p>24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[.$A69]/256*PI())" office:value-type="float" office:value="0.740951125354959" calcext:value-type="float">
            <text:p>0,740951125354959</text:p>
          </table:table-cell>
          <table:table-cell table:formula="of:=ROUND([.$B69]*32767)" office:value-type="float" office:value="24279" calcext:value-type="float">
            <text:p>24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[.$A70]/256*PI())" office:value-type="float" office:value="0.749136394523459" calcext:value-type="float">
            <text:p>0,749136394523459</text:p>
          </table:table-cell>
          <table:table-cell table:formula="of:=ROUND([.$B70]*32767)"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[.$A71]/256*PI())" office:value-type="float" office:value="0.757208846506485" calcext:value-type="float">
            <text:p>0,757208846506485</text:p>
          </table:table-cell>
          <table:table-cell table:formula="of:=ROUND([.$B71]*32767)"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[.$A72]/256*PI())" office:value-type="float" office:value="0.765167265622459" calcext:value-type="float">
            <text:p>0,765167265622459</text:p>
          </table:table-cell>
          <table:table-cell table:formula="of:=ROUND([.$B72]*32767)" office:value-type="float" office:value="25072" calcext:value-type="float">
            <text:p>250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[.$A73]/256*PI())" office:value-type="float" office:value="0.773010453362737" calcext:value-type="float">
            <text:p>0,773010453362737</text:p>
          </table:table-cell>
          <table:table-cell table:formula="of:=ROUND([.$B73]*32767)" office:value-type="float" office:value="25329" calcext:value-type="float">
            <text:p>253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[.$A74]/256*PI())" office:value-type="float" office:value="0.780737228572095" calcext:value-type="float">
            <text:p>0,780737228572095</text:p>
          </table:table-cell>
          <table:table-cell table:formula="of:=ROUND([.$B74]*32767)" office:value-type="float" office:value="25582" calcext:value-type="float">
            <text:p>255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[.$A75]/256*PI())" office:value-type="float" office:value="0.788346427626606" calcext:value-type="float">
            <text:p>0,788346427626606</text:p>
          </table:table-cell>
          <table:table-cell table:formula="of:=ROUND([.$B75]*32767)" office:value-type="float" office:value="25832" calcext:value-type="float">
            <text:p>258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[.$A76]/256*PI())" office:value-type="float" office:value="0.795836904608884" calcext:value-type="float">
            <text:p>0,795836904608884</text:p>
          </table:table-cell>
          <table:table-cell table:formula="of:=ROUND([.$B76]*32767)" office:value-type="float" office:value="26077" calcext:value-type="float">
            <text:p>260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[.$A77]/256*PI())" office:value-type="float" office:value="0.803207531480645" calcext:value-type="float">
            <text:p>0,803207531480645</text:p>
          </table:table-cell>
          <table:table-cell table:formula="of:=ROUND([.$B77]*32767)" office:value-type="float" office:value="26319" calcext:value-type="float">
            <text:p>263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[.$A78]/256*PI())" office:value-type="float" office:value="0.810457198252595" calcext:value-type="float">
            <text:p>0,810457198252595</text:p>
          </table:table-cell>
          <table:table-cell table:formula="of:=ROUND([.$B78]*32767)"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[.$A79]/256*PI())" office:value-type="float" office:value="0.817584813151584" calcext:value-type="float">
            <text:p>0,817584813151584</text:p>
          </table:table-cell>
          <table:table-cell table:formula="of:=ROUND([.$B79]*32767)" office:value-type="float" office:value="26790" calcext:value-type="float">
            <text:p>267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[.$A80]/256*PI())" office:value-type="float" office:value="0.824589302785025" calcext:value-type="float">
            <text:p>0,824589302785025</text:p>
          </table:table-cell>
          <table:table-cell table:formula="of:=ROUND([.$B80]*32767)" office:value-type="float" office:value="27019" calcext:value-type="float">
            <text:p>270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[.$A81]/256*PI())" office:value-type="float" office:value="0.831469612302545" calcext:value-type="float">
            <text:p>0,831469612302545</text:p>
          </table:table-cell>
          <table:table-cell table:formula="of:=ROUND([.$B81]*32767)" office:value-type="float" office:value="27245" calcext:value-type="float">
            <text:p>272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[.$A82]/256*PI())" office:value-type="float" office:value="0.838224705554838" calcext:value-type="float">
            <text:p>0,838224705554838</text:p>
          </table:table-cell>
          <table:table-cell table:formula="of:=ROUND([.$B82]*32767)" office:value-type="float" office:value="27466" calcext:value-type="float">
            <text:p>274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[.$A83]/256*PI())" office:value-type="float" office:value="0.844853565249707" calcext:value-type="float">
            <text:p>0,844853565249707</text:p>
          </table:table-cell>
          <table:table-cell table:formula="of:=ROUND([.$B83]*32767)" office:value-type="float" office:value="27683" calcext:value-type="float">
            <text:p>276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[.$A84]/256*PI())" office:value-type="float" office:value="0.851355193105265" calcext:value-type="float">
            <text:p>0,851355193105265</text:p>
          </table:table-cell>
          <table:table-cell table:formula="of:=ROUND([.$B84]*32767)" office:value-type="float" office:value="27896" calcext:value-type="float">
            <text:p>278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[.$A85]/256*PI())" office:value-type="float" office:value="0.857728610000272" calcext:value-type="float">
            <text:p>0,857728610000272</text:p>
          </table:table-cell>
          <table:table-cell table:formula="of:=ROUND([.$B85]*32767)" office:value-type="float" office:value="28105" calcext:value-type="float">
            <text:p>281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[.$A86]/256*PI())" office:value-type="float" office:value="0.863972856121587" calcext:value-type="float">
            <text:p>0,863972856121587</text:p>
          </table:table-cell>
          <table:table-cell table:formula="of:=ROUND([.$B86]*32767)" office:value-type="float" office:value="28310" calcext:value-type="float">
            <text:p>283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[.$A87]/256*PI())" office:value-type="float" office:value="0.870086991108711" calcext:value-type="float">
            <text:p>0,870086991108711</text:p>
          </table:table-cell>
          <table:table-cell table:formula="of:=ROUND([.$B87]*32767)"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[.$A88]/256*PI())" office:value-type="float" office:value="0.876070094195407" calcext:value-type="float">
            <text:p>0,876070094195407</text:p>
          </table:table-cell>
          <table:table-cell table:formula="of:=ROUND([.$B88]*32767)" office:value-type="float" office:value="28706" calcext:value-type="float">
            <text:p>287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[.$A89]/256*PI())" office:value-type="float" office:value="0.881921264348355" calcext:value-type="float">
            <text:p>0,881921264348355</text:p>
          </table:table-cell>
          <table:table-cell table:formula="of:=ROUND([.$B89]*32767)" office:value-type="float" office:value="28898" calcext:value-type="float">
            <text:p>288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[.$A90]/256*PI())" office:value-type="float" office:value="0.887639620402854" calcext:value-type="float">
            <text:p>0,887639620402854</text:p>
          </table:table-cell>
          <table:table-cell table:formula="of:=ROUND([.$B90]*32767)" office:value-type="float" office:value="29085" calcext:value-type="float">
            <text:p>290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[.$A91]/256*PI())" office:value-type="float" office:value="0.893224301195515" calcext:value-type="float">
            <text:p>0,893224301195515</text:p>
          </table:table-cell>
          <table:table-cell table:formula="of:=ROUND([.$B91]*32767)" office:value-type="float" office:value="29268" calcext:value-type="float">
            <text:p>29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[.$A92]/256*PI())" office:value-type="float" office:value="0.898674465693954" calcext:value-type="float">
            <text:p>0,898674465693954</text:p>
          </table:table-cell>
          <table:table-cell table:formula="of:=ROUND([.$B92]*32767)" office:value-type="float" office:value="29447" calcext:value-type="float">
            <text:p>294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[.$A93]/256*PI())" office:value-type="float" office:value="0.903989293123443" calcext:value-type="float">
            <text:p>0,903989293123443</text:p>
          </table:table-cell>
          <table:table-cell table:formula="of:=ROUND([.$B93]*32767)" office:value-type="float" office:value="29621" calcext:value-type="float">
            <text:p>296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[.$A94]/256*PI())" office:value-type="float" office:value="0.909167983090522" calcext:value-type="float">
            <text:p>0,909167983090522</text:p>
          </table:table-cell>
          <table:table-cell table:formula="of:=ROUND([.$B94]*32767)" office:value-type="float" office:value="29791" calcext:value-type="float">
            <text:p>297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[.$A95]/256*PI())" office:value-type="float" office:value="0.914209755703531" calcext:value-type="float">
            <text:p>0,914209755703531</text:p>
          </table:table-cell>
          <table:table-cell table:formula="of:=ROUND([.$B95]*32767)" office:value-type="float" office:value="29956" calcext:value-type="float">
            <text:p>299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[.$A96]/256*PI())" office:value-type="float" office:value="0.919113851690058" calcext:value-type="float">
            <text:p>0,919113851690058</text:p>
          </table:table-cell>
          <table:table-cell table:formula="of:=ROUND([.$B96]*32767)" office:value-type="float" office:value="30117" calcext:value-type="float">
            <text:p>301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[.$A97]/256*PI())" office:value-type="float" office:value="0.923879532511287" calcext:value-type="float">
            <text:p>0,923879532511287</text:p>
          </table:table-cell>
          <table:table-cell table:formula="of:=ROUND([.$B97]*32767)" office:value-type="float" office:value="30273" calcext:value-type="float">
            <text:p>302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[.$A98]/256*PI())" office:value-type="float" office:value="0.928506080473216" calcext:value-type="float">
            <text:p>0,928506080473216</text:p>
          </table:table-cell>
          <table:table-cell table:formula="of:=ROUND([.$B98]*32767)" office:value-type="float" office:value="30424" calcext:value-type="float">
            <text:p>304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[.$A99]/256*PI())" office:value-type="float" office:value="0.932992798834739" calcext:value-type="float">
            <text:p>0,932992798834739</text:p>
          </table:table-cell>
          <table:table-cell table:formula="of:=ROUND([.$B99]*32767)" office:value-type="float" office:value="30571" calcext:value-type="float">
            <text:p>305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[.$A100]/256*PI())" office:value-type="float" office:value="0.937339011912575" calcext:value-type="float">
            <text:p>0,937339011912575</text:p>
          </table:table-cell>
          <table:table-cell table:formula="of:=ROUND([.$B100]*32767)" office:value-type="float" office:value="30714" calcext:value-type="float">
            <text:p>30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[.$A101]/256*PI())" office:value-type="float" office:value="0.941544065183021" calcext:value-type="float">
            <text:p>0,941544065183021</text:p>
          </table:table-cell>
          <table:table-cell table:formula="of:=ROUND([.$B101]*32767)" office:value-type="float" office:value="30852" calcext:value-type="float">
            <text:p>308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[.$A102]/256*PI())" office:value-type="float" office:value="0.945607325380521" calcext:value-type="float">
            <text:p>0,945607325380521</text:p>
          </table:table-cell>
          <table:table-cell table:formula="of:=ROUND([.$B102]*32767)" office:value-type="float" office:value="30985" calcext:value-type="float">
            <text:p>309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[.$A103]/256*PI())" office:value-type="float" office:value="0.949528180593037" calcext:value-type="float">
            <text:p>0,949528180593037</text:p>
          </table:table-cell>
          <table:table-cell table:formula="of:=ROUND([.$B103]*32767)" office:value-type="float" office:value="31113" calcext:value-type="float">
            <text:p>311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[.$A104]/256*PI())" office:value-type="float" office:value="0.953306040354194" calcext:value-type="float">
            <text:p>0,953306040354194</text:p>
          </table:table-cell>
          <table:table-cell table:formula="of:=ROUND([.$B104]*32767)" office:value-type="float" office:value="31237" calcext:value-type="float">
            <text:p>312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[.$A105]/256*PI())" office:value-type="float" office:value="0.956940335732209" calcext:value-type="float">
            <text:p>0,956940335732209</text:p>
          </table:table-cell>
          <table:table-cell table:formula="of:=ROUND([.$B105]*32767)"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[.$A106]/256*PI())" office:value-type="float" office:value="0.960430519415566" calcext:value-type="float">
            <text:p>0,960430519415566</text:p>
          </table:table-cell>
          <table:table-cell table:formula="of:=ROUND([.$B106]*32767)"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[.$A107]/256*PI())" office:value-type="float" office:value="0.96377606579544" calcext:value-type="float">
            <text:p>0,96377606579544</text:p>
          </table:table-cell>
          <table:table-cell table:formula="of:=ROUND([.$B107]*32767)" office:value-type="float" office:value="31580" calcext:value-type="float">
            <text:p>315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[.$A108]/256*PI())" office:value-type="float" office:value="0.966976471044852" calcext:value-type="float">
            <text:p>0,966976471044852</text:p>
          </table:table-cell>
          <table:table-cell table:formula="of:=ROUND([.$B108]*32767)" office:value-type="float" office:value="31685" calcext:value-type="float">
            <text:p>316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[.$A109]/256*PI())" office:value-type="float" office:value="0.970031253194544" calcext:value-type="float">
            <text:p>0,970031253194544</text:p>
          </table:table-cell>
          <table:table-cell table:formula="of:=ROUND([.$B109]*32767)" office:value-type="float" office:value="31785" calcext:value-type="float">
            <text:p>317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[.$A110]/256*PI())" office:value-type="float" office:value="0.97293995220556" calcext:value-type="float">
            <text:p>0,97293995220556</text:p>
          </table:table-cell>
          <table:table-cell table:formula="of:=ROUND([.$B110]*32767)" office:value-type="float" office:value="31880" calcext:value-type="float">
            <text:p>3188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[.$A111]/256*PI())" office:value-type="float" office:value="0.975702130038529" calcext:value-type="float">
            <text:p>0,975702130038529</text:p>
          </table:table-cell>
          <table:table-cell table:formula="of:=ROUND([.$B111]*32767)" office:value-type="float" office:value="31971" calcext:value-type="float">
            <text:p>319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[.$A112]/256*PI())" office:value-type="float" office:value="0.978317370719628" calcext:value-type="float">
            <text:p>0,978317370719628</text:p>
          </table:table-cell>
          <table:table-cell table:formula="of:=ROUND([.$B112]*32767)" office:value-type="float" office:value="32057" calcext:value-type="float">
            <text:p>320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[.$A113]/256*PI())" office:value-type="float" office:value="0.98078528040323" calcext:value-type="float">
            <text:p>0,98078528040323</text:p>
          </table:table-cell>
          <table:table-cell table:formula="of:=ROUND([.$B113]*32767)" office:value-type="float" office:value="32137" calcext:value-type="float">
            <text:p>321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[.$A114]/256*PI())" office:value-type="float" office:value="0.983105487431216" calcext:value-type="float">
            <text:p>0,983105487431216</text:p>
          </table:table-cell>
          <table:table-cell table:formula="of:=ROUND([.$B114]*32767)" office:value-type="float" office:value="32213" calcext:value-type="float">
            <text:p>322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[.$A115]/256*PI())" office:value-type="float" office:value="0.985277642388941" calcext:value-type="float">
            <text:p>0,985277642388941</text:p>
          </table:table-cell>
          <table:table-cell table:formula="of:=ROUND([.$B115]*32767)" office:value-type="float" office:value="32285" calcext:value-type="float">
            <text:p>322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[.$A116]/256*PI())" office:value-type="float" office:value="0.987301418157858" calcext:value-type="float">
            <text:p>0,987301418157858</text:p>
          </table:table-cell>
          <table:table-cell table:formula="of:=ROUND([.$B116]*32767)" office:value-type="float" office:value="32351" calcext:value-type="float">
            <text:p>323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[.$A117]/256*PI())" office:value-type="float" office:value="0.989176509964781" calcext:value-type="float">
            <text:p>0,989176509964781</text:p>
          </table:table-cell>
          <table:table-cell table:formula="of:=ROUND([.$B117]*32767)" office:value-type="float" office:value="32412" calcext:value-type="float">
            <text:p>324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[.$A118]/256*PI())" office:value-type="float" office:value="0.99090263542778" calcext:value-type="float">
            <text:p>0,99090263542778</text:p>
          </table:table-cell>
          <table:table-cell table:formula="of:=ROUND([.$B118]*32767)" office:value-type="float" office:value="32469" calcext:value-type="float">
            <text:p>324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[.$A119]/256*PI())" office:value-type="float" office:value="0.99247953459871" calcext:value-type="float">
            <text:p>0,99247953459871</text:p>
          </table:table-cell>
          <table:table-cell table:formula="of:=ROUND([.$B119]*32767)" office:value-type="float" office:value="32521" calcext:value-type="float">
            <text:p>325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[.$A120]/256*PI())" office:value-type="float" office:value="0.993906970002356" calcext:value-type="float">
            <text:p>0,993906970002356</text:p>
          </table:table-cell>
          <table:table-cell table:formula="of:=ROUND([.$B120]*32767)" office:value-type="float" office:value="32567" calcext:value-type="float">
            <text:p>325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[.$A121]/256*PI())" office:value-type="float" office:value="0.995184726672197" calcext:value-type="float">
            <text:p>0,995184726672197</text:p>
          </table:table-cell>
          <table:table-cell table:formula="of:=ROUND([.$B121]*32767)" office:value-type="float" office:value="32609" calcext:value-type="float">
            <text:p>326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[.$A122]/256*PI())" office:value-type="float" office:value="0.996312612182778" calcext:value-type="float">
            <text:p>0,996312612182778</text:p>
          </table:table-cell>
          <table:table-cell table:formula="of:=ROUND([.$B122]*32767)" office:value-type="float" office:value="32646" calcext:value-type="float">
            <text:p>326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[.$A123]/256*PI())" office:value-type="float" office:value="0.99729045667869" calcext:value-type="float">
            <text:p>0,99729045667869</text:p>
          </table:table-cell>
          <table:table-cell table:formula="of:=ROUND([.$B123]*32767)" office:value-type="float" office:value="32678" calcext:value-type="float">
            <text:p>326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[.$A124]/256*PI())" office:value-type="float" office:value="0.998118112900149" calcext:value-type="float">
            <text:p>0,998118112900149</text:p>
          </table:table-cell>
          <table:table-cell table:formula="of:=ROUND([.$B124]*32767)" office:value-type="float" office:value="32705" calcext:value-type="float">
            <text:p>327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[.$A125]/256*PI())" office:value-type="float" office:value="0.998795456205172" calcext:value-type="float">
            <text:p>0,998795456205172</text:p>
          </table:table-cell>
          <table:table-cell table:formula="of:=ROUND([.$B125]*32767)" office:value-type="float" office:value="32728" calcext:value-type="float">
            <text:p>327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[.$A126]/256*PI())" office:value-type="float" office:value="0.99932238458835" calcext:value-type="float">
            <text:p>0,99932238458835</text:p>
          </table:table-cell>
          <table:table-cell table:formula="of:=ROUND([.$B126]*32767)" office:value-type="float" office:value="32745" calcext:value-type="float">
            <text:p>327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[.$A127]/256*PI())" office:value-type="float" office:value="0.999698818696204" calcext:value-type="float">
            <text:p>0,999698818696204</text:p>
          </table:table-cell>
          <table:table-cell table:formula="of:=ROUND([.$B127]*32767)" office:value-type="float" office:value="32757" calcext:value-type="float">
            <text:p>327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[.$A128]/256*PI())" office:value-type="float" office:value="0.999924701839145" calcext:value-type="float">
            <text:p>0,999924701839145</text:p>
          </table:table-cell>
          <table:table-cell table:formula="of:=ROUND([.$B128]*32767)" office:value-type="float" office:value="32765" calcext:value-type="float">
            <text:p>327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[.$A129]/256*PI())" office:value-type="float" office:value="1" calcext:value-type="float">
            <text:p>1</text:p>
          </table:table-cell>
          <table:table-cell table:formula="of:=ROUND([.$B129]*32767)" office:value-type="float" office:value="32767" calcext:value-type="float">
            <text:p>32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[.$A130]/256*PI())" office:value-type="float" office:value="0.999924701839145" calcext:value-type="float">
            <text:p>0,999924701839145</text:p>
          </table:table-cell>
          <table:table-cell table:formula="of:=ROUND([.$B130]*32767)" office:value-type="float" office:value="32765" calcext:value-type="float">
            <text:p>327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[.$A131]/256*PI())" office:value-type="float" office:value="0.999698818696204" calcext:value-type="float">
            <text:p>0,999698818696204</text:p>
          </table:table-cell>
          <table:table-cell table:formula="of:=ROUND([.$B131]*32767)" office:value-type="float" office:value="32757" calcext:value-type="float">
            <text:p>327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[.$A132]/256*PI())" office:value-type="float" office:value="0.99932238458835" calcext:value-type="float">
            <text:p>0,99932238458835</text:p>
          </table:table-cell>
          <table:table-cell table:formula="of:=ROUND([.$B132]*32767)" office:value-type="float" office:value="32745" calcext:value-type="float">
            <text:p>327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[.$A133]/256*PI())" office:value-type="float" office:value="0.998795456205172" calcext:value-type="float">
            <text:p>0,998795456205172</text:p>
          </table:table-cell>
          <table:table-cell table:formula="of:=ROUND([.$B133]*32767)" office:value-type="float" office:value="32728" calcext:value-type="float">
            <text:p>327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[.$A134]/256*PI())" office:value-type="float" office:value="0.998118112900149" calcext:value-type="float">
            <text:p>0,998118112900149</text:p>
          </table:table-cell>
          <table:table-cell table:formula="of:=ROUND([.$B134]*32767)" office:value-type="float" office:value="32705" calcext:value-type="float">
            <text:p>327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[.$A135]/256*PI())" office:value-type="float" office:value="0.99729045667869" calcext:value-type="float">
            <text:p>0,99729045667869</text:p>
          </table:table-cell>
          <table:table-cell table:formula="of:=ROUND([.$B135]*32767)" office:value-type="float" office:value="32678" calcext:value-type="float">
            <text:p>326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[.$A136]/256*PI())" office:value-type="float" office:value="0.996312612182778" calcext:value-type="float">
            <text:p>0,996312612182778</text:p>
          </table:table-cell>
          <table:table-cell table:formula="of:=ROUND([.$B136]*32767)" office:value-type="float" office:value="32646" calcext:value-type="float">
            <text:p>326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[.$A137]/256*PI())" office:value-type="float" office:value="0.995184726672197" calcext:value-type="float">
            <text:p>0,995184726672197</text:p>
          </table:table-cell>
          <table:table-cell table:formula="of:=ROUND([.$B137]*32767)" office:value-type="float" office:value="32609" calcext:value-type="float">
            <text:p>326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[.$A138]/256*PI())" office:value-type="float" office:value="0.993906970002356" calcext:value-type="float">
            <text:p>0,993906970002356</text:p>
          </table:table-cell>
          <table:table-cell table:formula="of:=ROUND([.$B138]*32767)" office:value-type="float" office:value="32567" calcext:value-type="float">
            <text:p>325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[.$A139]/256*PI())" office:value-type="float" office:value="0.99247953459871" calcext:value-type="float">
            <text:p>0,99247953459871</text:p>
          </table:table-cell>
          <table:table-cell table:formula="of:=ROUND([.$B139]*32767)" office:value-type="float" office:value="32521" calcext:value-type="float">
            <text:p>325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[.$A140]/256*PI())" office:value-type="float" office:value="0.99090263542778" calcext:value-type="float">
            <text:p>0,99090263542778</text:p>
          </table:table-cell>
          <table:table-cell table:formula="of:=ROUND([.$B140]*32767)" office:value-type="float" office:value="32469" calcext:value-type="float">
            <text:p>324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[.$A141]/256*PI())" office:value-type="float" office:value="0.989176509964781" calcext:value-type="float">
            <text:p>0,989176509964781</text:p>
          </table:table-cell>
          <table:table-cell table:formula="of:=ROUND([.$B141]*32767)" office:value-type="float" office:value="32412" calcext:value-type="float">
            <text:p>324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[.$A142]/256*PI())" office:value-type="float" office:value="0.987301418157858" calcext:value-type="float">
            <text:p>0,987301418157858</text:p>
          </table:table-cell>
          <table:table-cell table:formula="of:=ROUND([.$B142]*32767)" office:value-type="float" office:value="32351" calcext:value-type="float">
            <text:p>323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[.$A143]/256*PI())" office:value-type="float" office:value="0.985277642388941" calcext:value-type="float">
            <text:p>0,985277642388941</text:p>
          </table:table-cell>
          <table:table-cell table:formula="of:=ROUND([.$B143]*32767)" office:value-type="float" office:value="32285" calcext:value-type="float">
            <text:p>322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[.$A144]/256*PI())" office:value-type="float" office:value="0.983105487431216" calcext:value-type="float">
            <text:p>0,983105487431216</text:p>
          </table:table-cell>
          <table:table-cell table:formula="of:=ROUND([.$B144]*32767)" office:value-type="float" office:value="32213" calcext:value-type="float">
            <text:p>32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[.$A145]/256*PI())" office:value-type="float" office:value="0.98078528040323" calcext:value-type="float">
            <text:p>0,98078528040323</text:p>
          </table:table-cell>
          <table:table-cell table:formula="of:=ROUND([.$B145]*32767)" office:value-type="float" office:value="32137" calcext:value-type="float">
            <text:p>321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[.$A146]/256*PI())" office:value-type="float" office:value="0.978317370719628" calcext:value-type="float">
            <text:p>0,978317370719628</text:p>
          </table:table-cell>
          <table:table-cell table:formula="of:=ROUND([.$B146]*32767)" office:value-type="float" office:value="32057" calcext:value-type="float">
            <text:p>320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[.$A147]/256*PI())" office:value-type="float" office:value="0.975702130038529" calcext:value-type="float">
            <text:p>0,975702130038529</text:p>
          </table:table-cell>
          <table:table-cell table:formula="of:=ROUND([.$B147]*32767)" office:value-type="float" office:value="31971" calcext:value-type="float">
            <text:p>319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[.$A148]/256*PI())" office:value-type="float" office:value="0.97293995220556" calcext:value-type="float">
            <text:p>0,97293995220556</text:p>
          </table:table-cell>
          <table:table-cell table:formula="of:=ROUND([.$B148]*32767)" office:value-type="float" office:value="31880" calcext:value-type="float">
            <text:p>318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[.$A149]/256*PI())" office:value-type="float" office:value="0.970031253194544" calcext:value-type="float">
            <text:p>0,970031253194544</text:p>
          </table:table-cell>
          <table:table-cell table:formula="of:=ROUND([.$B149]*32767)" office:value-type="float" office:value="31785" calcext:value-type="float">
            <text:p>317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[.$A150]/256*PI())" office:value-type="float" office:value="0.966976471044852" calcext:value-type="float">
            <text:p>0,966976471044852</text:p>
          </table:table-cell>
          <table:table-cell table:formula="of:=ROUND([.$B150]*32767)" office:value-type="float" office:value="31685" calcext:value-type="float">
            <text:p>31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[.$A151]/256*PI())" office:value-type="float" office:value="0.96377606579544" calcext:value-type="float">
            <text:p>0,96377606579544</text:p>
          </table:table-cell>
          <table:table-cell table:formula="of:=ROUND([.$B151]*32767)" office:value-type="float" office:value="31580" calcext:value-type="float">
            <text:p>315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[.$A152]/256*PI())" office:value-type="float" office:value="0.960430519415566" calcext:value-type="float">
            <text:p>0,960430519415566</text:p>
          </table:table-cell>
          <table:table-cell table:formula="of:=ROUND([.$B152]*32767)"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[.$A153]/256*PI())" office:value-type="float" office:value="0.956940335732209" calcext:value-type="float">
            <text:p>0,956940335732209</text:p>
          </table:table-cell>
          <table:table-cell table:formula="of:=ROUND([.$B153]*32767)" office:value-type="float" office:value="31356" calcext:value-type="float">
            <text:p>313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[.$A154]/256*PI())" office:value-type="float" office:value="0.953306040354194" calcext:value-type="float">
            <text:p>0,953306040354194</text:p>
          </table:table-cell>
          <table:table-cell table:formula="of:=ROUND([.$B154]*32767)" office:value-type="float" office:value="31237" calcext:value-type="float">
            <text:p>312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[.$A155]/256*PI())" office:value-type="float" office:value="0.949528180593037" calcext:value-type="float">
            <text:p>0,949528180593037</text:p>
          </table:table-cell>
          <table:table-cell table:formula="of:=ROUND([.$B155]*32767)" office:value-type="float" office:value="31113" calcext:value-type="float">
            <text:p>311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[.$A156]/256*PI())" office:value-type="float" office:value="0.945607325380521" calcext:value-type="float">
            <text:p>0,945607325380521</text:p>
          </table:table-cell>
          <table:table-cell table:formula="of:=ROUND([.$B156]*32767)" office:value-type="float" office:value="30985" calcext:value-type="float">
            <text:p>309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[.$A157]/256*PI())" office:value-type="float" office:value="0.941544065183021" calcext:value-type="float">
            <text:p>0,941544065183021</text:p>
          </table:table-cell>
          <table:table-cell table:formula="of:=ROUND([.$B157]*32767)" office:value-type="float" office:value="30852" calcext:value-type="float">
            <text:p>308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[.$A158]/256*PI())" office:value-type="float" office:value="0.937339011912575" calcext:value-type="float">
            <text:p>0,937339011912575</text:p>
          </table:table-cell>
          <table:table-cell table:formula="of:=ROUND([.$B158]*32767)" office:value-type="float" office:value="30714" calcext:value-type="float">
            <text:p>307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[.$A159]/256*PI())" office:value-type="float" office:value="0.932992798834739" calcext:value-type="float">
            <text:p>0,932992798834739</text:p>
          </table:table-cell>
          <table:table-cell table:formula="of:=ROUND([.$B159]*32767)" office:value-type="float" office:value="30571" calcext:value-type="float">
            <text:p>305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[.$A160]/256*PI())" office:value-type="float" office:value="0.928506080473216" calcext:value-type="float">
            <text:p>0,928506080473216</text:p>
          </table:table-cell>
          <table:table-cell table:formula="of:=ROUND([.$B160]*32767)" office:value-type="float" office:value="30424" calcext:value-type="float">
            <text:p>304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[.$A161]/256*PI())" office:value-type="float" office:value="0.923879532511287" calcext:value-type="float">
            <text:p>0,923879532511287</text:p>
          </table:table-cell>
          <table:table-cell table:formula="of:=ROUND([.$B161]*32767)" office:value-type="float" office:value="30273" calcext:value-type="float">
            <text:p>302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[.$A162]/256*PI())" office:value-type="float" office:value="0.919113851690058" calcext:value-type="float">
            <text:p>0,919113851690058</text:p>
          </table:table-cell>
          <table:table-cell table:formula="of:=ROUND([.$B162]*32767)" office:value-type="float" office:value="30117" calcext:value-type="float">
            <text:p>301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[.$A163]/256*PI())" office:value-type="float" office:value="0.914209755703531" calcext:value-type="float">
            <text:p>0,914209755703531</text:p>
          </table:table-cell>
          <table:table-cell table:formula="of:=ROUND([.$B163]*32767)" office:value-type="float" office:value="29956" calcext:value-type="float">
            <text:p>299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[.$A164]/256*PI())" office:value-type="float" office:value="0.909167983090523" calcext:value-type="float">
            <text:p>0,909167983090523</text:p>
          </table:table-cell>
          <table:table-cell table:formula="of:=ROUND([.$B164]*32767)" office:value-type="float" office:value="29791" calcext:value-type="float">
            <text:p>297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[.$A165]/256*PI())" office:value-type="float" office:value="0.903989293123443" calcext:value-type="float">
            <text:p>0,903989293123443</text:p>
          </table:table-cell>
          <table:table-cell table:formula="of:=ROUND([.$B165]*32767)" office:value-type="float" office:value="29621" calcext:value-type="float">
            <text:p>296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[.$A166]/256*PI())" office:value-type="float" office:value="0.898674465693954" calcext:value-type="float">
            <text:p>0,898674465693954</text:p>
          </table:table-cell>
          <table:table-cell table:formula="of:=ROUND([.$B166]*32767)" office:value-type="float" office:value="29447" calcext:value-type="float">
            <text:p>294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[.$A167]/256*PI())" office:value-type="float" office:value="0.893224301195515" calcext:value-type="float">
            <text:p>0,893224301195515</text:p>
          </table:table-cell>
          <table:table-cell table:formula="of:=ROUND([.$B167]*32767)" office:value-type="float" office:value="29268" calcext:value-type="float">
            <text:p>29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[.$A168]/256*PI())" office:value-type="float" office:value="0.887639620402854" calcext:value-type="float">
            <text:p>0,887639620402854</text:p>
          </table:table-cell>
          <table:table-cell table:formula="of:=ROUND([.$B168]*32767)" office:value-type="float" office:value="29085" calcext:value-type="float">
            <text:p>290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[.$A169]/256*PI())" office:value-type="float" office:value="0.881921264348355" calcext:value-type="float">
            <text:p>0,881921264348355</text:p>
          </table:table-cell>
          <table:table-cell table:formula="of:=ROUND([.$B169]*32767)" office:value-type="float" office:value="28898" calcext:value-type="float">
            <text:p>288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[.$A170]/256*PI())" office:value-type="float" office:value="0.876070094195407" calcext:value-type="float">
            <text:p>0,876070094195407</text:p>
          </table:table-cell>
          <table:table-cell table:formula="of:=ROUND([.$B170]*32767)" office:value-type="float" office:value="28706" calcext:value-type="float">
            <text:p>287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[.$A171]/256*PI())" office:value-type="float" office:value="0.870086991108712" calcext:value-type="float">
            <text:p>0,870086991108712</text:p>
          </table:table-cell>
          <table:table-cell table:formula="of:=ROUND([.$B171]*32767)" office:value-type="float" office:value="28510" calcext:value-type="float">
            <text:p>285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[.$A172]/256*PI())" office:value-type="float" office:value="0.863972856121587" calcext:value-type="float">
            <text:p>0,863972856121587</text:p>
          </table:table-cell>
          <table:table-cell table:formula="of:=ROUND([.$B172]*32767)" office:value-type="float" office:value="28310" calcext:value-type="float">
            <text:p>283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[.$A173]/256*PI())" office:value-type="float" office:value="0.857728610000272" calcext:value-type="float">
            <text:p>0,857728610000272</text:p>
          </table:table-cell>
          <table:table-cell table:formula="of:=ROUND([.$B173]*32767)" office:value-type="float" office:value="28105" calcext:value-type="float">
            <text:p>281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[.$A174]/256*PI())" office:value-type="float" office:value="0.851355193105265" calcext:value-type="float">
            <text:p>0,851355193105265</text:p>
          </table:table-cell>
          <table:table-cell table:formula="of:=ROUND([.$B174]*32767)" office:value-type="float" office:value="27896" calcext:value-type="float">
            <text:p>278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[.$A175]/256*PI())" office:value-type="float" office:value="0.844853565249707" calcext:value-type="float">
            <text:p>0,844853565249707</text:p>
          </table:table-cell>
          <table:table-cell table:formula="of:=ROUND([.$B175]*32767)" office:value-type="float" office:value="27683" calcext:value-type="float">
            <text:p>276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[.$A176]/256*PI())" office:value-type="float" office:value="0.838224705554838" calcext:value-type="float">
            <text:p>0,838224705554838</text:p>
          </table:table-cell>
          <table:table-cell table:formula="of:=ROUND([.$B176]*32767)" office:value-type="float" office:value="27466" calcext:value-type="float">
            <text:p>274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[.$A177]/256*PI())" office:value-type="float" office:value="0.831469612302545" calcext:value-type="float">
            <text:p>0,831469612302545</text:p>
          </table:table-cell>
          <table:table-cell table:formula="of:=ROUND([.$B177]*32767)" office:value-type="float" office:value="27245" calcext:value-type="float">
            <text:p>2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[.$A178]/256*PI())" office:value-type="float" office:value="0.824589302785025" calcext:value-type="float">
            <text:p>0,824589302785025</text:p>
          </table:table-cell>
          <table:table-cell table:formula="of:=ROUND([.$B178]*32767)" office:value-type="float" office:value="27019" calcext:value-type="float">
            <text:p>27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[.$A179]/256*PI())" office:value-type="float" office:value="0.817584813151584" calcext:value-type="float">
            <text:p>0,817584813151584</text:p>
          </table:table-cell>
          <table:table-cell table:formula="of:=ROUND([.$B179]*32767)" office:value-type="float" office:value="26790" calcext:value-type="float">
            <text:p>267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[.$A180]/256*PI())" office:value-type="float" office:value="0.810457198252595" calcext:value-type="float">
            <text:p>0,810457198252595</text:p>
          </table:table-cell>
          <table:table-cell table:formula="of:=ROUND([.$B180]*32767)" office:value-type="float" office:value="26556" calcext:value-type="float">
            <text:p>265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[.$A181]/256*PI())" office:value-type="float" office:value="0.803207531480645" calcext:value-type="float">
            <text:p>0,803207531480645</text:p>
          </table:table-cell>
          <table:table-cell table:formula="of:=ROUND([.$B181]*32767)" office:value-type="float" office:value="26319" calcext:value-type="float">
            <text:p>263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[.$A182]/256*PI())" office:value-type="float" office:value="0.795836904608884" calcext:value-type="float">
            <text:p>0,795836904608884</text:p>
          </table:table-cell>
          <table:table-cell table:formula="of:=ROUND([.$B182]*32767)" office:value-type="float" office:value="26077" calcext:value-type="float">
            <text:p>260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[.$A183]/256*PI())" office:value-type="float" office:value="0.788346427626606" calcext:value-type="float">
            <text:p>0,788346427626606</text:p>
          </table:table-cell>
          <table:table-cell table:formula="of:=ROUND([.$B183]*32767)" office:value-type="float" office:value="25832" calcext:value-type="float">
            <text:p>258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[.$A184]/256*PI())" office:value-type="float" office:value="0.780737228572095" calcext:value-type="float">
            <text:p>0,780737228572095</text:p>
          </table:table-cell>
          <table:table-cell table:formula="of:=ROUND([.$B184]*32767)" office:value-type="float" office:value="25582" calcext:value-type="float">
            <text:p>255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[.$A185]/256*PI())" office:value-type="float" office:value="0.773010453362737" calcext:value-type="float">
            <text:p>0,773010453362737</text:p>
          </table:table-cell>
          <table:table-cell table:formula="of:=ROUND([.$B185]*32767)" office:value-type="float" office:value="25329" calcext:value-type="float">
            <text:p>253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[.$A186]/256*PI())" office:value-type="float" office:value="0.765167265622459" calcext:value-type="float">
            <text:p>0,765167265622459</text:p>
          </table:table-cell>
          <table:table-cell table:formula="of:=ROUND([.$B186]*32767)" office:value-type="float" office:value="25072" calcext:value-type="float">
            <text:p>250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[.$A187]/256*PI())" office:value-type="float" office:value="0.757208846506485" calcext:value-type="float">
            <text:p>0,757208846506485</text:p>
          </table:table-cell>
          <table:table-cell table:formula="of:=ROUND([.$B187]*32767)"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[.$A188]/256*PI())" office:value-type="float" office:value="0.749136394523459" calcext:value-type="float">
            <text:p>0,749136394523459</text:p>
          </table:table-cell>
          <table:table-cell table:formula="of:=ROUND([.$B188]*32767)"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[.$A189]/256*PI())" office:value-type="float" office:value="0.740951125354959" calcext:value-type="float">
            <text:p>0,740951125354959</text:p>
          </table:table-cell>
          <table:table-cell table:formula="of:=ROUND([.$B189]*32767)" office:value-type="float" office:value="24279" calcext:value-type="float">
            <text:p>242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[.$A190]/256*PI())" office:value-type="float" office:value="0.732654271672413" calcext:value-type="float">
            <text:p>0,732654271672413</text:p>
          </table:table-cell>
          <table:table-cell table:formula="of:=ROUND([.$B190]*32767)" office:value-type="float" office:value="24007" calcext:value-type="float">
            <text:p>240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[.$A191]/256*PI())" office:value-type="float" office:value="0.724247082951467" calcext:value-type="float">
            <text:p>0,724247082951467</text:p>
          </table:table-cell>
          <table:table-cell table:formula="of:=ROUND([.$B191]*32767)" office:value-type="float" office:value="23731" calcext:value-type="float">
            <text:p>237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[.$A192]/256*PI())" office:value-type="float" office:value="0.715730825283819" calcext:value-type="float">
            <text:p>0,715730825283819</text:p>
          </table:table-cell>
          <table:table-cell table:formula="of:=ROUND([.$B192]*32767)" office:value-type="float" office:value="23452" calcext:value-type="float">
            <text:p>234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[.$A193]/256*PI())" office:value-type="float" office:value="0.707106781186548" calcext:value-type="float">
            <text:p>0,707106781186548</text:p>
          </table:table-cell>
          <table:table-cell table:formula="of:=ROUND([.$B193]*32767)" office:value-type="float" office:value="23170" calcext:value-type="float">
            <text:p>2317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[.$A194]/256*PI())" office:value-type="float" office:value="0.698376249408973" calcext:value-type="float">
            <text:p>0,698376249408973</text:p>
          </table:table-cell>
          <table:table-cell table:formula="of:=ROUND([.$B194]*32767)" office:value-type="float" office:value="22884" calcext:value-type="float">
            <text:p>228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[.$A195]/256*PI())" office:value-type="float" office:value="0.689540544737067" calcext:value-type="float">
            <text:p>0,689540544737067</text:p>
          </table:table-cell>
          <table:table-cell table:formula="of:=ROUND([.$B195]*32767)" office:value-type="float" office:value="22594" calcext:value-type="float">
            <text:p>225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[.$A196]/256*PI())" office:value-type="float" office:value="0.680600997795453" calcext:value-type="float">
            <text:p>0,680600997795453</text:p>
          </table:table-cell>
          <table:table-cell table:formula="of:=ROUND([.$B196]*32767)" office:value-type="float" office:value="22301" calcext:value-type="float">
            <text:p>223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[.$A197]/256*PI())" office:value-type="float" office:value="0.671558954847019" calcext:value-type="float">
            <text:p>0,671558954847019</text:p>
          </table:table-cell>
          <table:table-cell table:formula="of:=ROUND([.$B197]*32767)" office:value-type="float" office:value="22005" calcext:value-type="float">
            <text:p>220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[.$A198]/256*PI())" office:value-type="float" office:value="0.662415777590172" calcext:value-type="float">
            <text:p>0,662415777590172</text:p>
          </table:table-cell>
          <table:table-cell table:formula="of:=ROUND([.$B198]*32767)" office:value-type="float" office:value="21705" calcext:value-type="float">
            <text:p>217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[.$A199]/256*PI())" office:value-type="float" office:value="0.653172842953777" calcext:value-type="float">
            <text:p>0,653172842953777</text:p>
          </table:table-cell>
          <table:table-cell table:formula="of:=ROUND([.$B199]*32767)" office:value-type="float" office:value="21403" calcext:value-type="float">
            <text:p>214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[.$A200]/256*PI())" office:value-type="float" office:value="0.643831542889791" calcext:value-type="float">
            <text:p>0,643831542889791</text:p>
          </table:table-cell>
          <table:table-cell table:formula="of:=ROUND([.$B200]*32767)" office:value-type="float" office:value="21096" calcext:value-type="float">
            <text:p>210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[.$A201]/256*PI())" office:value-type="float" office:value="0.634393284163646" calcext:value-type="float">
            <text:p>0,634393284163646</text:p>
          </table:table-cell>
          <table:table-cell table:formula="of:=ROUND([.$B201]*32767)" office:value-type="float" office:value="20787" calcext:value-type="float">
            <text:p>207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[.$A202]/256*PI())" office:value-type="float" office:value="0.624859488142387" calcext:value-type="float">
            <text:p>0,624859488142387</text:p>
          </table:table-cell>
          <table:table-cell table:formula="of:=ROUND([.$B202]*32767)" office:value-type="float" office:value="20475" calcext:value-type="float">
            <text:p>204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[.$A203]/256*PI())" office:value-type="float" office:value="0.615231590580627" calcext:value-type="float">
            <text:p>0,615231590580627</text:p>
          </table:table-cell>
          <table:table-cell table:formula="of:=ROUND([.$B203]*32767)" office:value-type="float" office:value="20159" calcext:value-type="float">
            <text:p>201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[.$A204]/256*PI())" office:value-type="float" office:value="0.605511041404326" calcext:value-type="float">
            <text:p>0,605511041404326</text:p>
          </table:table-cell>
          <table:table-cell table:formula="of:=ROUND([.$B204]*32767)" office:value-type="float" office:value="19841" calcext:value-type="float">
            <text:p>198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[.$A205]/256*PI())" office:value-type="float" office:value="0.595699304492434" calcext:value-type="float">
            <text:p>0,595699304492434</text:p>
          </table:table-cell>
          <table:table-cell table:formula="of:=ROUND([.$B205]*32767)" office:value-type="float" office:value="19519" calcext:value-type="float">
            <text:p>195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[.$A206]/256*PI())" office:value-type="float" office:value="0.585797857456439" calcext:value-type="float">
            <text:p>0,585797857456439</text:p>
          </table:table-cell>
          <table:table-cell table:formula="of:=ROUND([.$B206]*32767)" office:value-type="float" office:value="19195" calcext:value-type="float">
            <text:p>1919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[.$A207]/256*PI())" office:value-type="float" office:value="0.575808191417845" calcext:value-type="float">
            <text:p>0,575808191417845</text:p>
          </table:table-cell>
          <table:table-cell table:formula="of:=ROUND([.$B207]*32767)" office:value-type="float" office:value="18868" calcext:value-type="float">
            <text:p>188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[.$A208]/256*PI())" office:value-type="float" office:value="0.565731810783614" calcext:value-type="float">
            <text:p>0,565731810783614</text:p>
          </table:table-cell>
          <table:table-cell table:formula="of:=ROUND([.$B208]*32767)" office:value-type="float" office:value="18537" calcext:value-type="float">
            <text:p>185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[.$A209]/256*PI())" office:value-type="float" office:value="0.555570233019602" calcext:value-type="float">
            <text:p>0,555570233019602</text:p>
          </table:table-cell>
          <table:table-cell table:formula="of:=ROUND([.$B209]*32767)" office:value-type="float" office:value="18204" calcext:value-type="float">
            <text:p>182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[.$A210]/256*PI())" office:value-type="float" office:value="0.545324988422046" calcext:value-type="float">
            <text:p>0,545324988422046</text:p>
          </table:table-cell>
          <table:table-cell table:formula="of:=ROUND([.$B210]*32767)" office:value-type="float" office:value="17869" calcext:value-type="float">
            <text:p>178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[.$A211]/256*PI())" office:value-type="float" office:value="0.534997619887097" calcext:value-type="float">
            <text:p>0,534997619887097</text:p>
          </table:table-cell>
          <table:table-cell table:formula="of:=ROUND([.$B211]*32767)" office:value-type="float" office:value="17530" calcext:value-type="float">
            <text:p>175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[.$A212]/256*PI())" office:value-type="float" office:value="0.524589682678469" calcext:value-type="float">
            <text:p>0,524589682678469</text:p>
          </table:table-cell>
          <table:table-cell table:formula="of:=ROUND([.$B212]*32767)" office:value-type="float" office:value="17189" calcext:value-type="float">
            <text:p>171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[.$A213]/256*PI())" office:value-type="float" office:value="0.514102744193222" calcext:value-type="float">
            <text:p>0,514102744193222</text:p>
          </table:table-cell>
          <table:table-cell table:formula="of:=ROUND([.$B213]*32767)" office:value-type="float" office:value="16846" calcext:value-type="float">
            <text:p>168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[.$A214]/256*PI())" office:value-type="float" office:value="0.503538383725718" calcext:value-type="float">
            <text:p>0,503538383725718</text:p>
          </table:table-cell>
          <table:table-cell table:formula="of:=ROUND([.$B214]*32767)" office:value-type="float" office:value="16499" calcext:value-type="float">
            <text:p>164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[.$A215]/256*PI())" office:value-type="float" office:value="0.492898192229784" calcext:value-type="float">
            <text:p>0,492898192229784</text:p>
          </table:table-cell>
          <table:table-cell table:formula="of:=ROUND([.$B215]*32767)" office:value-type="float" office:value="16151" calcext:value-type="float">
            <text:p>161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[.$A216]/256*PI())" office:value-type="float" office:value="0.482183772079123" calcext:value-type="float">
            <text:p>0,482183772079123</text:p>
          </table:table-cell>
          <table:table-cell table:formula="of:=ROUND([.$B216]*32767)"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[.$A217]/256*PI())" office:value-type="float" office:value="0.471396736825998" calcext:value-type="float">
            <text:p>0,471396736825998</text:p>
          </table:table-cell>
          <table:table-cell table:formula="of:=ROUND([.$B217]*32767)" office:value-type="float" office:value="15446" calcext:value-type="float">
            <text:p>154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[.$A218]/256*PI())" office:value-type="float" office:value="0.46053871095824" calcext:value-type="float">
            <text:p>0,46053871095824</text:p>
          </table:table-cell>
          <table:table-cell table:formula="of:=ROUND([.$B218]*32767)"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[.$A219]/256*PI())" office:value-type="float" office:value="0.449611329654607" calcext:value-type="float">
            <text:p>0,449611329654607</text:p>
          </table:table-cell>
          <table:table-cell table:formula="of:=ROUND([.$B219]*32767)" office:value-type="float" office:value="14732" calcext:value-type="float">
            <text:p>147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[.$A220]/256*PI())" office:value-type="float" office:value="0.438616238538528" calcext:value-type="float">
            <text:p>0,438616238538528</text:p>
          </table:table-cell>
          <table:table-cell table:formula="of:=ROUND([.$B220]*32767)" office:value-type="float" office:value="14372" calcext:value-type="float">
            <text:p>143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[.$A221]/256*PI())" office:value-type="float" office:value="0.427555093430282" calcext:value-type="float">
            <text:p>0,427555093430282</text:p>
          </table:table-cell>
          <table:table-cell table:formula="of:=ROUND([.$B221]*32767)" office:value-type="float" office:value="14010" calcext:value-type="float">
            <text:p>140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[.$A222]/256*PI())" office:value-type="float" office:value="0.416429560097637" calcext:value-type="float">
            <text:p>0,416429560097637</text:p>
          </table:table-cell>
          <table:table-cell table:formula="of:=ROUND([.$B222]*32767)" office:value-type="float" office:value="13645" calcext:value-type="float">
            <text:p>136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[.$A223]/256*PI())" office:value-type="float" office:value="0.40524131400499" calcext:value-type="float">
            <text:p>0,40524131400499</text:p>
          </table:table-cell>
          <table:table-cell table:formula="of:=ROUND([.$B223]*32767)" office:value-type="float" office:value="13279" calcext:value-type="float">
            <text:p>132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[.$A224]/256*PI())" office:value-type="float" office:value="0.393992040061048" calcext:value-type="float">
            <text:p>0,393992040061048</text:p>
          </table:table-cell>
          <table:table-cell table:formula="of:=ROUND([.$B224]*32767)" office:value-type="float" office:value="12910" calcext:value-type="float">
            <text:p>129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[.$A225]/256*PI())" office:value-type="float" office:value="0.38268343236509" calcext:value-type="float">
            <text:p>0,38268343236509</text:p>
          </table:table-cell>
          <table:table-cell table:formula="of:=ROUND([.$B225]*32767)" office:value-type="float" office:value="12539" calcext:value-type="float">
            <text:p>125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[.$A226]/256*PI())" office:value-type="float" office:value="0.371317193951838" calcext:value-type="float">
            <text:p>0,371317193951838</text:p>
          </table:table-cell>
          <table:table-cell table:formula="of:=ROUND([.$B226]*32767)" office:value-type="float" office:value="12167" calcext:value-type="float">
            <text:p>121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[.$A227]/256*PI())" office:value-type="float" office:value="0.359895036534988" calcext:value-type="float">
            <text:p>0,359895036534988</text:p>
          </table:table-cell>
          <table:table-cell table:formula="of:=ROUND([.$B227]*32767)" office:value-type="float" office:value="11793" calcext:value-type="float">
            <text:p>1179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[.$A228]/256*PI())" office:value-type="float" office:value="0.348418680249435" calcext:value-type="float">
            <text:p>0,348418680249435</text:p>
          </table:table-cell>
          <table:table-cell table:formula="of:=ROUND([.$B228]*32767)"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[.$A229]/256*PI())" office:value-type="float" office:value="0.33688985339222" calcext:value-type="float">
            <text:p>0,33688985339222</text:p>
          </table:table-cell>
          <table:table-cell table:formula="of:=ROUND([.$B229]*32767)" office:value-type="float" office:value="11039" calcext:value-type="float">
            <text:p>110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[.$A230]/256*PI())" office:value-type="float" office:value="0.325310292162263" calcext:value-type="float">
            <text:p>0,325310292162263</text:p>
          </table:table-cell>
          <table:table-cell table:formula="of:=ROUND([.$B230]*32767)" office:value-type="float" office:value="10659" calcext:value-type="float">
            <text:p>106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[.$A231]/256*PI())" office:value-type="float" office:value="0.313681740398891" calcext:value-type="float">
            <text:p>0,313681740398891</text:p>
          </table:table-cell>
          <table:table-cell table:formula="of:=ROUND([.$B231]*32767)"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[.$A232]/256*PI())" office:value-type="float" office:value="0.302005949319228" calcext:value-type="float">
            <text:p>0,302005949319228</text:p>
          </table:table-cell>
          <table:table-cell table:formula="of:=ROUND([.$B232]*32767)" office:value-type="float" office:value="9896" calcext:value-type="float">
            <text:p>98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[.$A233]/256*PI())" office:value-type="float" office:value="0.290284677254462" calcext:value-type="float">
            <text:p>0,290284677254462</text:p>
          </table:table-cell>
          <table:table-cell table:formula="of:=ROUND([.$B233]*32767)"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[.$A234]/256*PI())" office:value-type="float" office:value="0.278519689385053" calcext:value-type="float">
            <text:p>0,278519689385053</text:p>
          </table:table-cell>
          <table:table-cell table:formula="of:=ROUND([.$B234]*32767)" office:value-type="float" office:value="9126" calcext:value-type="float">
            <text:p>91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[.$A235]/256*PI())" office:value-type="float" office:value="0.266712757474899" calcext:value-type="float">
            <text:p>0,266712757474899</text:p>
          </table:table-cell>
          <table:table-cell table:formula="of:=ROUND([.$B235]*32767)"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[.$A236]/256*PI())" office:value-type="float" office:value="0.254865659604515" calcext:value-type="float">
            <text:p>0,254865659604515</text:p>
          </table:table-cell>
          <table:table-cell table:formula="of:=ROUND([.$B236]*32767)"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[.$A237]/256*PI())" office:value-type="float" office:value="0.242980179903264" calcext:value-type="float">
            <text:p>0,242980179903264</text:p>
          </table:table-cell>
          <table:table-cell table:formula="of:=ROUND([.$B237]*32767)"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[.$A238]/256*PI())" office:value-type="float" office:value="0.231058108280671" calcext:value-type="float">
            <text:p>0,231058108280671</text:p>
          </table:table-cell>
          <table:table-cell table:formula="of:=ROUND([.$B238]*32767)"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[.$A239]/256*PI())" office:value-type="float" office:value="0.21910124015687" calcext:value-type="float">
            <text:p>0,21910124015687</text:p>
          </table:table-cell>
          <table:table-cell table:formula="of:=ROUND([.$B239]*32767)"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[.$A240]/256*PI())" office:value-type="float" office:value="0.207111376192219" calcext:value-type="float">
            <text:p>0,207111376192219</text:p>
          </table:table-cell>
          <table:table-cell table:formula="of:=ROUND([.$B240]*32767)"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[.$A241]/256*PI())" office:value-type="float" office:value="0.195090322016129" calcext:value-type="float">
            <text:p>0,195090322016129</text:p>
          </table:table-cell>
          <table:table-cell table:formula="of:=ROUND([.$B241]*32767)"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[.$A242]/256*PI())" office:value-type="float" office:value="0.183039887955141" calcext:value-type="float">
            <text:p>0,183039887955141</text:p>
          </table:table-cell>
          <table:table-cell table:formula="of:=ROUND([.$B242]*32767)"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[.$A243]/256*PI())" office:value-type="float" office:value="0.170961888760301" calcext:value-type="float">
            <text:p>0,170961888760301</text:p>
          </table:table-cell>
          <table:table-cell table:formula="of:=ROUND([.$B243]*32767)"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[.$A244]/256*PI())" office:value-type="float" office:value="0.158858143333861" calcext:value-type="float">
            <text:p>0,158858143333861</text:p>
          </table:table-cell>
          <table:table-cell table:formula="of:=ROUND([.$B244]*32767)"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[.$A245]/256*PI())" office:value-type="float" office:value="0.146730474455362" calcext:value-type="float">
            <text:p>0,146730474455362</text:p>
          </table:table-cell>
          <table:table-cell table:formula="of:=ROUND([.$B245]*32767)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[.$A246]/256*PI())" office:value-type="float" office:value="0.134580708507126" calcext:value-type="float">
            <text:p>0,134580708507126</text:p>
          </table:table-cell>
          <table:table-cell table:formula="of:=ROUND([.$B246]*32767)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[.$A247]/256*PI())" office:value-type="float" office:value="0.122410675199216" calcext:value-type="float">
            <text:p>0,122410675199216</text:p>
          </table:table-cell>
          <table:table-cell table:formula="of:=ROUND([.$B247]*32767)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[.$A248]/256*PI())" office:value-type="float" office:value="0.110222207293883" calcext:value-type="float">
            <text:p>0,110222207293883</text:p>
          </table:table-cell>
          <table:table-cell table:formula="of:=ROUND([.$B248]*32767)"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[.$A249]/256*PI())" office:value-type="float" office:value="0.0980171403295608" calcext:value-type="float">
            <text:p>0,0980171403295608</text:p>
          </table:table-cell>
          <table:table-cell table:formula="of:=ROUND([.$B249]*32767)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[.$A250]/256*PI())" office:value-type="float" office:value="0.0857973123444402" calcext:value-type="float">
            <text:p>0,0857973123444402</text:p>
          </table:table-cell>
          <table:table-cell table:formula="of:=ROUND([.$B250]*32767)"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[.$A251]/256*PI())" office:value-type="float" office:value="0.0735645635996677" calcext:value-type="float">
            <text:p>0,0735645635996677</text:p>
          </table:table-cell>
          <table:table-cell table:formula="of:=ROUND([.$B251]*32767)"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[.$A252]/256*PI())" office:value-type="float" office:value="0.0613207363022085" calcext:value-type="float">
            <text:p>0,0613207363022085</text:p>
          </table:table-cell>
          <table:table-cell table:formula="of:=ROUND([.$B252]*32767)"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[.$A253]/256*PI())" office:value-type="float" office:value="0.049067674327418" calcext:value-type="float">
            <text:p>0,049067674327418</text:p>
          </table:table-cell>
          <table:table-cell table:formula="of:=ROUND([.$B253]*32767)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[.$A254]/256*PI())" office:value-type="float" office:value="0.0368072229413588" calcext:value-type="float">
            <text:p>0,0368072229413588</text:p>
          </table:table-cell>
          <table:table-cell table:formula="of:=ROUND([.$B254]*32767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[.$A255]/256*PI())" office:value-type="float" office:value="0.0245412285229123" calcext:value-type="float">
            <text:p>0,0245412285229123</text:p>
          </table:table-cell>
          <table:table-cell table:formula="of:=ROUND([.$B255]*32767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[.$A256]/256*PI())" office:value-type="float" office:value="0.01227153828572" calcext:value-type="float">
            <text:p>0,01227153828572</text:p>
          </table:table-cell>
          <table:table-cell table:formula="of:=ROUND([.$B256]*32767)" office:value-type="float" office:value="402" calcext:value-type="float">
            <text:p>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5:24:08.136000000</meta:creation-date>
    <dc:date>2024-10-15T18:31:05.273000000</dc:date>
    <meta:editing-duration>PT1H36S</meta:editing-duration>
    <meta:editing-cycles>1</meta:editing-cycles>
    <meta:document-statistic meta:table-count="1" meta:cell-count="768" meta:object-count="0"/>
    <meta:generator>LibreOffice/24.8.0.3$Windows_X86_64 LibreOffice_project/0bdf1299c94fe897b119f97f3c613e9dca6be583</meta:generator>
  </office:meta>
</office:document-meta>
</file>